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language="en" fo:country="US"/>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justify"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4" style:family="paragraph" style:parent-style-name="Text_20_body">
      <style:paragraph-properties fo:margin-left="0cm" fo:margin-right="0cm" fo:text-align="center" style:justify-single-word="false" fo:text-indent="0cm" style:auto-text-indent="false"/>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Standard">
      <style:text-properties fo:font-style="italic" style:font-style-asian="italic" style:font-style-complex="italic"/>
    </style:style>
    <style:style style:name="P14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P150" style:family="paragraph" style:parent-style-name="Text_20_body" style:list-style-name="L1">
      <style:paragraph-properties fo:text-align="justify" style:justify-single-word="false"/>
      <style:text-properties fo:language="ru" fo:country="RU"/>
    </style:style>
    <style:style style:name="P151" style:family="paragraph" style:parent-style-name="Text_20_body" style:list-style-name="L2">
      <style:paragraph-properties fo:text-align="justify" style:justify-single-word="false"/>
      <style:text-properties fo:language="ru" fo:country="RU"/>
    </style:style>
    <style:style style:name="P152" style:family="paragraph" style:parent-style-name="Text_20_body" style:list-style-name="L3">
      <style:text-properties fo:language="ru" fo:country="RU"/>
    </style:style>
    <style:style style:name="P153" style:family="paragraph" style:parent-style-name="Text_20_body" style:list-style-name="L3">
      <style:text-properties fo:language="ru" fo:country="RU" fo:background-color="#ffff00"/>
    </style:style>
    <style:style style:name="P15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style:style style:name="T92" style:family="text">
      <style:text-properties fo:font-size="9pt" style:font-size-asian="9pt" style:font-size-complex="9pt"/>
    </style:style>
    <style:style style:name="T9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7">&lt;Добавить эпизод подбора снаряги перед опасным заданием&gt;</text:p>
      <text:p text:style-name="P57">&lt;Глава в Понивилле — знакомство с Дэш. Анон чухает пегаску по холке и хлопает по крупу. Она говорит ему, что не любит ждать&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2">(</text:span>события через 10 лет после Обмена): </text:p>
      <text:p text:style-name="P81">Год 2143 ПВ <text:span text:style-name="T12">(AU -?)</text:span></text:p>
      <text:p text:style-name="P81"><text:span text:style-name="T12">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2">&lt;</text:span>7<text:span text:style-name="T12">-</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2">&lt;</text:span>25-е июня — попойка с Пинки. Бочколёт метконосцев</text:p>
      <text:p text:style-name="P81">27-е июня — получение письма от Селестии. Отказ выдать магический усилитель</text:p>
      <text:p text:style-name="P81"><text:span text:style-name="T12">&lt;</text:span>28-е июня<text:span text:style-name="T12">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2"> </text:span>Провал Груммингтона. Отбытие с Груммингтона</text:p>
      <text:p text:style-name="P81"><text:span text:style-name="T12">&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2">[</text:span>21-е июля<text:span text:style-name="T12">]</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text:soft-page-break/>Прочитанные фанфики</text:h>
      <text:h text:style-name="Heading_20_3" text:outline-level="3">Эпичные</text:h>
      <text:p text:style-name="P124">Обмен ( <text:a xlink:type="simple" xlink:href="https://darkpony.ru/obmen/" text:style-name="Internet_20_link" text:visited-style-name="Visited_20_Internet_20_Link">https://darkpony.ru/obmen/</text:a> )</text:p>
      <text:p text:style-name="P125">I Dream Of Luna</text:p>
      <text:p text:style-name="P124">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2"/>
      <text:h text:style-name="Heading_20_2" text:outline-level="2">Идеи</text:h>
      <text:list xml:id="list3243559258471306774" text:style-name="L1">
        <text:list-item>
          <text:p text:style-name="P150">Книги:</text:p>
        </text:list-item>
      </text:list>
      <text:list xml:id="list3457728732385023270" text:style-name="L2">
        <text:list-item>
          <text:p text:style-name="P151">«Великие грифоны прошлого» - из канона (5<text:span text:style-name="T12">s8e)</text:span></text:p>
        </text:list-item>
        <text:list-item>
          <text:p text:style-name="P151">«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1">Дасти Вейфарер «Зебрианская культура, быт и фольклор»</text:p>
        </text:list-item>
        <text:list-item>
          <text:p text:style-name="P151">«Краткая история Эквестрии»</text:p>
        </text:list-item>
        <text:list-item>
          <text:p text:style-name="P151">«Шедевры архитектуры Эквестрии» с разделом о Кантерлотском Королевском Дворце</text:p>
        </text:list-item>
        <text:list-item>
          <text:p text:style-name="P151">«Великие дела и великие чары». Страница 893: …</text:p>
        </text:list-item>
        <text:list-item>
          <text:p text:style-name="P151">«<text:span text:style-name="T68">Природа Проклятий</text:span>» - обмен</text:p>
        </text:list-item>
        <text:list-item>
          <text:p text:style-name="P151"><text:span text:style-name="T68">«Магия для Чайников»</text:span> - обмен</text:p>
        </text:list-item>
        <text:list-item>
          <text:p text:style-name="P151"><text:span text:style-name="T68">«Энциклопедия Арканум»</text:span> - обмен</text:p>
        </text:list-item>
        <text:list-item>
          <text:p text:style-name="P151">«О Гейсах» - обмен</text:p>
        </text:list-item>
        <text:list-item>
          <text:p text:style-name="P151">«<text:span text:style-name="T68">Тайны Тайных Наук</text:span>» - обмен</text:p>
        </text:list-item>
        <text:list-item>
          <text:p text:style-name="P154">«Основы Заклятий» - обмен</text:p>
        </text:list-item>
        <text:list-item>
          <text:p text:style-name="P15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49749234033215757" text:style-name="L3">
        <text:list-item>
          <text:p text:style-name="P15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3">Селестия — переменчивая пони. В одно время не строгая, а в другое может быть такой, что страшно становится</text:p>
        </text:list-item>
        <text:list-item>
          <text:p text:style-name="P152">У Селестии были такие элементы гармонии: Магия, Доброта, Смех. У Луны — Верность, Честность, Щедрость. (ксенофазия)</text:p>
        </text:list-item>
        <text:list-item>
          <text:p text:style-name="P152"><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2">Около 820-ти лет назад будущий маг Лайтнинг Стар поступил на обучение к наставнику Тииспоту</text:p>
        </text:list-item>
        <text:list-item>
          <text:p text:style-name="P15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2">У Селестии грива и хвост развеваются и переливаются от магического шампуня</text:p>
        </text:list-item>
        <text:list-item>
          <text:p text:style-name="P152">Тело Селестии очень крепкое — может выдержать несколько тонн земли</text:p>
        </text:list-item>
        <text:list-item>
          <text:p text:style-name="P152">Дискорд намного старше принцесс, его магия сильнее ихней на голову</text:p>
        </text:list-item>
        <text:list-item>
          <text:p text:style-name="P152">Луна младше Селестии на 3 года. Сёстрам около 5000 лет. <text:span text:style-name="T68">По другим данным, Селестии около 2500 лет (Обмен).</text:span></text:p>
        </text:list-item>
        <text:list-item>
          <text:p text:style-name="P152">Принцессы начали войну с Дискордом в возрасте, когда им было около 700 лет — и продолжалась война почти сто лет</text:p>
        </text:list-item>
        <text:list-item>
          <text:p text:style-name="P152">Самый главный враг сестёр и Дискорда — скука</text:p>
        </text:list-item>
        <text:list-item>
          <text:p text:style-name="P152">В Эквестрии на одного жеребца приходится четыре - пять кобыл</text:p>
        </text:list-item>
        <text:list-item>
          <text:p text:style-name="P15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2">Селестия в первые полторы тысячи лет путешествовала — и заварила несколько войн (две — с Эквестрией, в одной была против Луны)</text:p>
        </text:list-item>
        <text:list-item>
          <text:p text:style-name="P152">Настоящий цвет гривы Селестии — клубнично-розовая. Радужный цвет гривы и хвоста поддерживается магией</text:p>
        </text:list-item>
        <text:list-item>
          <text:p text:style-name="P152">Кроме Дискорда, старше сестёр ещё старейшина драконов</text:p>
        </text:list-item>
        <text:list-item>
          <text:p text:style-name="P152">Кэйденс не прожила и 60-ти лет и является низкорожденной</text:p>
        </text:list-item>
        <text:list-item>
          <text:p text:style-name="P15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2">Народ тихо фигел от нововведений и с ещё большим ожесточением продолжал делать по-своему</text:p>
        </text:list-item>
        <text:list-item>
          <text:p text:style-name="P15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2">Когда пони женятся, они обмениваются ножными браслетами</text:p>
        </text:list-item>
        <text:list-item>
          <text:p text:style-name="P152">Светилами, кроме сестёр, могут управлять единороги (группы), Дискорд, Твайлайт и Старсвирл</text:p>
        </text:list-item>
        <text:list-item>
          <text:p text:style-name="P152">Королева Кризалис — правительница Зелёной Долины</text:p>
        </text:list-item>
        <text:list-item>
          <text:p text:style-name="P152">Мать Луны и Селестии — аликорн Лорен. Мать Дискорда — Алиса (пони-человек)</text:p>
        </text:list-item>
        <text:list-item>
          <text:p text:style-name="P152">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6"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3">&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8"/>
      <text:p text:style-name="P78"><text:span text:style-name="T12">– Нэш, к</text:span>ак называется наш проект?</text:p>
      <text:p text:style-name="P76"><text:span text:style-name="T8">– </text:span><text:span text:style-name="T70">Дайсон.</text:span></text:p>
      <text:p text:style-name="P76"><text:span text:style-name="T8">– </text:span><text:span text:style-name="T70">Сколько тебе лет?</text:span></text:p>
      <text:p text:style-name="P76"><text:span text:style-name="T8">– </text:span><text:span text:style-name="T70">Два года с начала запуска кластера.</text:span></text:p>
      <text:p text:style-name="P76"><text:span text:style-name="T8">– </text:span><text:span text:style-name="T70">Какой сейчас год?</text:span></text:p>
      <text:p text:style-name="P76"><text:span text:style-name="T8">– </text:span><text:span text:style-name="T22">20</text:span><text:span text:style-name="T21">18</text:span><text:span text:style-name="T70">-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soft-page-break/>…</text:p>
      <text:p text:style-name="P91">…</text:p>
      <text:p text:style-name="P91">…</text:p>
      <text:p text:style-name="P91">Решение.</text:p>
      <text:p text:style-name="P91">…</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8">Ага, уже теплее.</text:p>
      <text:p text:style-name="P38"/>
      <text:p text:style-name="P76"><text:span text:style-name="T8">– Нэш</text:span><text:span text:style-name="T70">,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2">–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2">.</text:span></text:p>
      <text:p text:style-name="P51"/>
      <text:p text:style-name="P99">Бип-бип-бип.</text:p>
      <text:p text:style-name="P38"><text:soft-page-break/><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4">***</text:p>
      <text:p text:style-name="P134"/>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9">Музыка быстрая, тревожная, надорваная и печальная (Pet Shop Boys “So Hard” ?)</text:p>
      <text:p text:style-name="P30"/>
      <text:p text:style-name="P88"><text:span text:style-name="T12">&lt;</text:span><text:span text:style-name="T1">Описание полёта через Эогипп. Удивлённый взгляд Анакорна</text:span><text:span text:style-name="T12">&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text:soft-page-break/>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oft-page-break/><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text:soft-page-break/>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text:soft-page-break/>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408282108317607112" text:style-name="L4">
        <text:list-item>
          <text:p text:style-name="P15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7"><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text:span><text:soft-page-break/><text:span text:style-name="T12">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3">–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2">– </text:span>Не забывай, человек, я — могущественный маг и правитель Эквестрии. Ко мне нужно относиться с должным уважением!</text:p>
      <text:p text:style-name="P52"><text:span text:style-name="T12">– </text:span>А то что? Превратишь в жабу? Сошлёшь на Луну? Убьёшь нахер?</text:p>
      <text:p text:style-name="P52">Аликорница сникла. Уши её опустились.</text:p>
      <text:p text:style-name="P52"><text:span text:style-name="T12">– </text:span>Макс, не надо... Ты же знаешь, я этого не сделаю.</text:p>
      <text:p text:style-name="P52"><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2"><text:span text:style-name="T12">Аликорница уселась н</text:span>а пол <text:span text:style-name="T12">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text:soft-page-break/>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2"><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2">– </text:span>Вот, читай отсюда. <text:span text:style-name="T12">–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2">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text:soft-page-break/>–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text:span text:style-name="T1">с</text:span>орвалась. Мне очень стыдно. Последнее время всё идёт наперекосяк, совсем не так, как мы планировали.</text:p>
      <text:p text:style-name="P42"><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text:soft-page-break/>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Heading_20_2" text:outline-level="2">4.5 Нерадивый ученик</text:h>
      <text:p text:style-name="P36"/>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2">&gt;</text:span></text:p>
      <text:p text:style-name="P35"><text:span text:style-name="T71">&lt;</text:span><text:span text:style-name="T9">Селестия лечит Макса в Кантерлоте от болячек и наркозависимости по-настоящему </text:span><text:span text:style-name="T71">(</text:span><text:span text:style-name="T9">перебирает на себя его болячки</text:span><text:span text:style-name="T71">)</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1">&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6">&lt;Сел пытается научить Макса телепортации, и он телепортирует Агамемнона в пещеру под Кантерлотом (и учит ругательствам – в т.ч. “заебали”)&gt;</text:p>
      <text:p text:style-name="P35"/>
      <text:p text:style-name="P52">– Это очень просто, уверяю тебя. Даже совсем маленькие жеребята единорогов способны на столь простую магию. Сконцентрируйся…</text:p>
      <text:p text:style-name="P52">– Ыыых… !!!</text:p>
      <text:p text:style-name="P52">Я покраснел от натуги, но этот блядский листочек даже не шелохнулся!</text:p>
      <text:p text:style-name="P52">– Давай попробуем ещё раз. Сосредоточься на объекте. Высвободи свою силу. Ты можешь это, я вижу в тебе большой потенциал!</text:p>
      <text:p text:style-name="P52"/>
      <text:p text:style-name="P52">Куда уж больше! Эти медицинские каракули мне теперь месяц сниться будут!</text:p>
      <text:p text:style-name="P52">– Фффу-у-у! – листок закружился в воздухе от моего сердитого дуновения.</text:p>
      <text:p text:style-name="P52">Я отвернулся. Если она хочет выставить меня на посмешище, ей и напрягаться не нужно!</text:p>
      <text:p text:style-name="P52"/>
      <text:p text:style-name="P52">– Анон…</text:p>
      <text:p text:style-name="P52">С лёгким вздохом аликорница положила голову мне на плечо.</text:p>
      <text:p text:style-name="P52">– Не сердись. Это моя вина. Я пытаюсь вести тебя ускоренным курсом.</text:p>
      <text:p text:style-name="P52">Я скосил на неё взгляд. Аликорница прикрыла глаза, наслаждаясь покоем. Солнечный луч зажёг золотистые искорки на её ресницах.</text:p>
      <text:p text:style-name="P52">– Не понимаю, куда ты так гонишь? Мы вполне можем заняться этим через пару недель, когда ты окрепнешь.</text:p>
      <text:p text:style-name="P52"><text:soft-page-break/>Селестия открыла глаза и нехотя оторвала голову от моего плеча.</text:p>
      <text:p text:style-name="P52">– Нам нужно торопиться. У меня есть нехорошее чувство, а я привыкла доверять своим ощущениям.</text:p>
      <text:p text:style-name="P52">Листок с рецептом вернулся на место.</text:p>
      <text:p text:style-name="P52">– На это раз мы поступим по-другому. Есть способ ускорить процесс. – аликорница отвернулась в смятении.</text:p>
      <text:p text:style-name="P52">Я ждал.</text:p>
      <text:p text:style-name="P52">–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2">– То есть, ты хочешь сказать, что не вполне им владеешь? – помог я аликорнице. – Не волнуйся, я не буду над тобой смеяться.</text:p>
      <text:p text:style-name="P52">–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2">Аликорница взглянула на меня со смущением.</text:p>
      <text:p text:style-name="P52">–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2">Я с сомнением почесал в затылке.</text:p>
      <text:p text:style-name="P52">–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2">Я вздохнул.</text:p>
      <text:p text:style-name="P52">– Ну хорошо, хорошо, не волнуйся. Я готов. Можно только просить тебя об одолжении?</text:p>
      <text:p text:style-name="P52">– Да?</text:p>
      <text:p text:style-name="P52">Аликорница с тревогой взглянула на меня.</text:p>
      <text:p text:style-name="P52">– Всё, что в моих силах, Анонимус.</text:p>
      <text:p text:style-name="P52">«Она думает, я сейчас загадаю себе полцарства, корону и мороженное в придачу!» – усмехнулся я.</text:p>
      <text:p text:style-name="P52">– Можно всё же не стирать мне память? Я, со своей стороны, даю слово не болтать о том, что узнаю, если тебя это беспокоит.</text:p>
      <text:p text:style-name="P52">Аликорница глядела на меня с нечитаемым выражением на морде.</text:p>
      <text:p text:style-name="P52">– Я слишком многого прошу? – вздохнул я. – Ладно, не важно…</text:p>
      <text:p text:style-name="P52">Аликорница спрятала морду в одеяле. Холка её подёргивалась.</text:p>
      <text:p text:style-name="P52">Я опешил.</text:p>
      <text:p text:style-name="P52">– Ты чего? – я присел на постель и осторожно отвернул край одеяла. – Эй, есть кто-нибудь в домике? Если я что-то не то сказал, забей…</text:p>
      <text:p text:style-name="P52">Селестия подняла голову и я увидел, что у неё текут слёзы из глаз от беззвучного смеха. Я озадаченно почесал затылок.</text:p>
      <text:p text:style-name="P52">–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2">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text:soft-page-break/>эпизоды, которыми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2">–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2">Аликорница кивнула, соглашаясь.</text:p>
      <text:p text:style-name="P52">– Теперь позволь мне начать заклинание.</text:p>
      <text:p text:style-name="P52">Аликорница высунула из-под одеяла передние ноги и притянула меня к себе.</text:p>
      <text:p text:style-name="P52">–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2">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2">Моей?!! Э-э-э, позвольте…<text:span text:style-name="T12">&lt;</text:span><text:span text:style-name="T25">Анон не успел увидеть подробности</text:span><text:span text:style-name="T12">&gt;</text:span></text:p>
      <text:p text:style-name="P52">…</text:p>
      <text:p text:style-name="P52">Я открыла глаза.</text:p>
      <text:p text:style-name="P52">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2">Моя концентрация, моя магия охватила клочок бумаги и понесла ввысь. Листок с рецептом взмыл в воздух, описал круг и опустился на тумбочку. Всё было сделано безукоризненно, концентрация и распределение усилий читались чётко и недвусмысленно.</text:p>
      <text:p text:style-name="P52">Я закрыла глаза.</text:p>
      <text:p text:style-name="P52">…</text:p>
      <text:p text:style-name="P52">– Анонимус! Анон…</text:p>
      <text:p text:style-name="P52">Тёплое дуновение растрепало волосы на лбу. Я открыл глаза.</text:p>
      <text:p text:style-name="P52">– Как ты себя чувствуешь?</text:p>
      <text:p text:style-name="P52">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2">– Я старалась провести всё как можно быстрее. С тобой всё в порядке? – в голосе Селестии появились нотки паники.</text:p>
      <text:p text:style-name="P52">Я успокаивающе похлопал аликорницу по шее не глядя.</text:p>
      <text:p text:style-name="P52">–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2">Аликорница громко воскликнула, просунула морду под подушку, насколько позволял рог, и застонала от досады.</text:p>
      <text:p text:style-name="P52">–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У аликорнов слишком сильный характер. Он закалён тысячелетиями —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52"><text:soft-page-break/>Я вымучено рассмеялся.</text:p>
      <text:p text:style-name="P52">– Спасибо за комплимент, твоё высочество! Никогда не сомневался, что я — та ещё тряпка! Я даже новую кошку не смог завести после смерти старой.</text:p>
      <text:p text:style-name="P52">Аликорница виновато пробормотала из-под подушки:</text:p>
      <text:p text:style-name="P52">– Прости меня, Анонимус.</text:p>
      <text:p text:style-name="P52">Я помотал головой, вытряхивая остатки сонливости.</text:p>
      <text:p text:style-name="P52">– Надо повторить.</text:p>
      <text:p text:style-name="P52">– Что?</text:p>
      <text:p text:style-name="P52">– Надо повторить урок. Я почти усвоил технику.</text:p>
      <text:p text:style-name="P52">Аликорница выглянула одним глазом из-под подушки.</text:p>
      <text:p text:style-name="P52">– И ты не боишься?</text:p>
      <text:p text:style-name="P52">Я стянул подушку с Селестии и легонько щёлкнул её по носу.</text:p>
      <text:p text:style-name="P52">–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2">Аликорница слабо улыбнулась.</text:p>
      <text:p text:style-name="P52">– Не будем медлить, Анонимус.</text:p>
      <text:p text:style-name="P52">Я вновь растворился в сине-зелёной гриве.</text:p>
      <text:p text:style-name="P52">…</text:p>
      <text:p text:style-name="P52">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2">Тумбочка.</text:span> Листок… <text:span text:style-name="T9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3">Всё пошло не так. Не могу уловить точку концентрации. Сила приложена к чему-то большему, чем лист бумаги. К чему-то неизмеримо большему. </text:span><text:span text:style-name="T9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3">Сила уходит бесконтрольно. Нужно прервать урок. Нет! Нет! О-О-О-О-О, НЕ-Е-Е-Е-Е-Т!!!</text:span></text:p>
      <text:p text:style-name="P52">…</text:p>
      <text:p text:style-name="P52">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2">Тумбочка стояла на месте, не сдвинувшись ни на волос.</text:p>
      <text:p text:style-name="P52">С улицы доносились возгласы удивления, страха и ожесточённый спор. Я бросил взгляд в окно и выругался ещё сильнее.</text:p>
      <text:p text:style-name="P52">По голубому небу к дневному светилу взмывала Луна.</text:p>
      <text:p text:style-name="P52">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2">Я бросился к постели и стал что есть силы тормошить бесчувственную аликорницу.</text:p>
      <text:p text:style-name="P52">– Вставай! Эй, вставай, твоё высочество! Беда! Там сейчас<text:span text:style-name="T12"> </text:span>Луна в Солнце врежется!</text:p>
      <text:p text:style-name="P52">Аликорница что-то невнятно говорила себе под нос, но глаз не открывала. Я вслушался в её бормотание.</text:p>
      <text:p text:style-name="P52">– …всегда говорила, что сестра не умеет пить…</text:p>
      <text:p text:style-name="P52">Проклятье! Эту кобылу можно разбудить только ведром воды!</text:p>
      <text:p text:style-name="P52">Я бросился к окну, намереваясь позвать кого-нибудь на помощь. И замер с отвалившейся челюстью.</text:p>
      <text:p text:style-name="P52"><text:soft-page-break/>Я уже принял как данность, что Луна перепутала пору суток и выскочила на небосвод в полдень! Но, блин, какому сумасшедшему художнику понадобилось исписать её поверхность громадными буквами, словно стену лифта? <text:s/>Забыв про всё, я сидел на подоконнике и с разинутым ртом читал печатные буквы, появляющиеся в поле зрения по мере поворота спутника.</text:p>
      <text:p text:style-name="P52">«С-Е-Л-Е-С-Т-И-Я … — … П-И-З-…» </text:p>
      <text:p text:style-name="P52">Внизу хлопнула дверь и раздался торопливый стук множества копыт по лестнице. Я сполз с подоконника и бросился к выходу.</text:p>
      <text:p text:style-name="P52">– ЧТО ТУТ ПРОИСХОДИТ???</text:p>
      <text:p text:style-name="P52">Тёмно-фиолетовая аликорница стояла в дверях, испепеляя меня грозным взглядом.</text:p>
      <text:p text:style-name="P52"/>
      <text:p text:style-name="P52">– Мы …э-э-э… изучали левитацию предметов посредством переплетения сознаний. – промямлил я наконец.</text:p>
      <text:p text:style-name="P52">– СЕСТРА, ТЫ В СВОЁМ УМЕ?</text:p>
      <text:p text:style-name="P52"/>
      <text:p text:style-name="P52">Белоснежная аликорница чуть шевельнула крыльями и натянула одеяло на голову.</text:p>
      <text:p text:style-name="P52">– Уйдите все… – пробормотала Селестия сквозь одеяло. – Я умираю.</text:p>
      <text:p text:style-name="P52"/>
      <text:p text:style-name="P52"/>
      <text:p text:style-name="P35"><text:span text:style-name="T71">&lt;</text:span><text:span text:style-name="T9">Эпизод в Кантерлоте, где Луна составляет невысокое мнение об умственных способностях Макса</text:span><text:span text:style-name="T71">&gt;</text:span></text:p>
      <text:p text:style-name="P3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2"/>
      <text:h text:style-name="P147" text:outline-level="2"><text:span text:style-name="T12">5. </text:span>Индиго</text:h>
      <text:p text:style-name="P42"/>
      <text:p text:style-name="P42">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text:soft-page-break/>–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8">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text:soft-page-break/>–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6">Селестия достаёт из потайной щели свиток с мыслями Селестии</text:span><text:span text:style-name="T25">`<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text:soft-page-break/>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soft-page-break/></text:p>
      <text:p text:style-name="P52">…</text:p>
      <text:p text:style-name="P52"/>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lt;<text:span text:style-name="T89">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text:soft-page-break/>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text:soft-page-break/>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text:soft-page-break/>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text:soft-page-break/>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text:soft-page-break/>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text:soft-page-break/>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text:soft-page-break/>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text:soft-page-break/>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2">— умение делегировать полномочия. Вечером того же дня я села за письменный стол.</text:span></text:p>
      <text:p text:style-name="P42">“<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text:soft-page-break/>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2">—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text:soft-page-break/>–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2">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2"><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text:span><text:span text:style-name="T12">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2">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text:soft-page-break/>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2">–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2">–</text:span> А водку у вас принято пить?</text:p>
      <text:p text:style-name="P40"><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2"><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2">– Это ты называешь “дружбой”? – с </text:span>улыбкой хмыкнул<text:span text:style-name="T12"> я. – </text:span>Мне нравится твоё чувство юмора.</text:p>
      <text:p text:style-name="P52">Аликорница нахмурилась.</text:p>
      <text:p text:style-name="P52"><text:span text:style-name="T12">–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5">&lt;</text:span><text:span text:style-name="T67">Mark Knopfler - </text:span><text:span text:style-name="T66">Hill Farmer's Blues</text:span><text:span text:style-name="T45">&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2">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6">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0">“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5"><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2"><text:span text:style-name="T12">–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2">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9">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4">—</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52"><text:span text:style-name="T12">– Если </text:span>только <text:span text:style-name="T12">их правильно вызывают. – </text:span>пробурчал Спайк, возвращаясь в корзинку.</text:p>
      <text:p text:style-name="P40"><text:span text:style-name="T12">–</text:span> <text:span text:style-name="T1">Эмм. </text:span>Что он имел ввиду?</text:p>
      <text:p text:style-name="P40"><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0"><text:span text:style-name="T12">– </text:span><text:span text:style-name="T1">Да, завершилось всё препаршиво. Принцесса Луна сказала, лучше бы её обратно на Луну закинули.</text:span></text:p>
      <text:p text:style-name="P40"><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2">– </text:span><text:span text:style-name="T1">Хм. Нет.</text:span></text:p>
      <text:p text:style-name="P40"><text:span text:style-name="T12">– </text:span><text:span text:style-name="T1">А друзья?</text:span></text:p>
      <text:p text:style-name="P40"><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5">.</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2">– </text:span>Привет, Эй-Джей! У тебя проблемы?</text:p>
      <text:p text:style-name="P52"><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2">–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2">–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2">– Г</text:span>отово. Принимай работу, хозяйка!</text:p>
      <text:p text:style-name="P52">Эпплджек стиснула меня в сокрушающих объятиях.</text:p>
      <text:p text:style-name="P52"><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2">–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2">–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2">– </text:span>Свободно? <text:span text:style-name="T12">– </text:span>спросил я у единственной пони, сидящей за столиком.</text:p>
      <text:p text:style-name="P52"><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2">– <text:s/></text:span>Пирог с грибами, яишницу и чизкейк<text:span text:style-name="T12"> – </text:span>сообщил я подошедшей официантке.</text:p>
      <text:p text:style-name="P52"><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2"><text:span text:style-name="T12">–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2">– </text:span>Вы, наверное, ждёте кого-то?</text:p>
      <text:p text:style-name="P54"><text:span text:style-name="T12">– </text:span>Неа.</text:p>
      <text:p text:style-name="P54"><text:span text:style-name="T12">– </text:span>Просто обедаете?</text:p>
      <text:p text:style-name="P54"><text:span text:style-name="T12">– </text:span>Неа.</text:p>
      <text:p text:style-name="P54"><text:span text:style-name="T12">– </text:span>Просто сидите и мрачно смотрите на меня?</text:p>
      <text:p text:style-name="P54"><text:span text:style-name="T12">– </text:span>Неа.</text:p>
      <text:p text:style-name="P54">Хм, а эта пони не из разговорчивых. Ну ладно.</text:p>
      <text:p text:style-name="P54"><text:span text:style-name="T12">– </text:span>А что же вы делаете?</text:p>
      <text:p text:style-name="P54"><text:span text:style-name="T12">– </text:span>Веселюсь. <text:span text:style-name="T12">– </text:span>мрачно заявила пони.</text:p>
      <text:p text:style-name="P54"><text:span text:style-name="T12">–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2">–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2">– </text:span>Мы с вами раньше встречались?</text:p>
      <text:p text:style-name="P54"><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2">– </text:span>Оставь, Салвер.<text:span text:style-name="T12"> </text:span>Ему за счёт заведения.</text:p>
      <text:p text:style-name="P52"><text:span text:style-name="T12">– </text:span>Ясно, мисс Пинки. <text:span text:style-name="T12">– </text:span>официантка кивнула и ушла.</text:p>
      <text:p text:style-name="P52"><text:span text:style-name="T12">– Ч</text:span>его-о-о?<text:span text:style-name="T12"> </text:span>Так это твой бар?</text:p>
      <text:p text:style-name="P52"><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2"><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2">– </text:span>У меня есть идея получше. <text:span text:style-name="T12">– </text:span>на свет показалась фляга Большого Макинтоша.</text:p>
      <text:p text:style-name="P52"><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2">– </text:span>Починил телегу. Только молчок про самогон, раз уж ты в курсе. <text:span text:style-name="T12">– </text:span>я разлил сидр по чашкам.</text:p>
      <text:p text:style-name="P52"><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2">–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2">– </text:span>Эммм... Скажи-ка мне, мой друг П-п-пинки... Легенда про фаэри <text:span text:style-name="T16">— </text:span><text:span text:style-name="T70">эт правда?</text:span></text:p>
      <text:p text:style-name="P52"><text:span text:style-name="T16">– </text:span><text:span text:style-name="T70">Какая из? Их много, вообще-то. Ик!</text:span></text:p>
      <text:p text:style-name="P52"><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2"><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2"><text:span text:style-name="T16">– </text:span><text:span text:style-name="T70">Пока не умру?</text:span></text:p>
      <text:p text:style-name="P52"><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5"><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5"><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5"><text:span text:style-name="T12">–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2">– </text:span>Стооой! <text:span text:style-name="T12">– </text:span>заорал я. <text:span text:style-name="T12">– </text:span>Выпрыгивай из бочки!!!</text:p>
      <text:p text:style-name="P55">Кобылка-пилот улыбнулась и постукала копытцем по шлему, показывая, что не слышит меня.</text:p>
      <text:p text:style-name="P55"><text:span text:style-name="T12">– </text:span>Выпрыгивааа... <text:span text:style-name="T12">–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2">– </text:span>Смотри, вот те и ответ на вопрос, куда деваются пони!</text:p>
      <text:p text:style-name="P55"><text:span text:style-name="T12">– </text:span>Где? <text:span text:style-name="T12">– </text:span>единорожка начала оглядываться.</text:p>
      <text:p text:style-name="P55"><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5"><text:span text:style-name="T12">– </text:span>И что? Я всё равно не пойму, куда пони деваются? И куда пропала Скуталу?</text:p>
      <text:p text:style-name="P55"><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4"><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2">P.S. Н</text:span>е гневите мироздание воровством! <text:span text:style-name="T31">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2">–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2">–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5"><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5"><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2">– </text:span>Это неправильно! <text:span text:style-name="T12">– </text:span>заявила Рэйнбоу Дэш, отвернувшись от окна.</text:p>
      <text:p text:style-name="P55"><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5"><text:span text:style-name="T12">– </text:span>Да я не про то! <text:span text:style-name="T12">– </text:span>отмахнулась пегаска. <text:span text:style-name="T12">– </text:span>Посмотри на поле.</text:p>
      <text:p text:style-name="P55"><text:span text:style-name="T12">– </text:span>И что? Поле как поле.</text:p>
      <text:p text:style-name="P55"><text:span text:style-name="T12">– </text:span>Оно не убрано. <text:span text:style-name="T12">– </text:span>мрачно ответила пегаска. <text:span text:style-name="T12">–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2">– </text:span>У самого посёлка поля убраны. Наверняка дойдёт дело и до остальных.</text:p>
      <text:p text:style-name="P55"><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2">– </text:span>Спасибо, но от пинкиных плюшек у меня фланки округляются.</text:p>
      <text:p text:style-name="P55"><text:span text:style-name="T12">– </text:span>Да ладно тебе, Рэйнбоу Дэш! От одной не округлятся.</text:p>
      <text:p text:style-name="P55"><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2"> </text:span>Как будто…</text:p>
      <text:p text:style-name="P55"><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2">–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2">–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2">– </text:span>Леди и джентльпони! Просьба не паниковать! Поезд дальше не идёт: впереди провал! <text:span text:style-name="T12">– </text:span>крикнул проводник.</text:p>
      <text:p text:style-name="P55"><text:span text:style-name="T12">– </text:span>Какой ещё, в дышло, провал? Я проезжал тут два дня назад!</text:p>
      <text:p text:style-name="P55"><text:span text:style-name="T12">– </text:span>Безобразие! Верните мне деньги за билет!</text:p>
      <text:p text:style-name="P55"><text:span text:style-name="T12">– </text:span>Как вы смеете! Я опоздаю в порт! <text:s/><text:span text:style-name="T12">–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2">– </text:span>Дэш, нам надо на ту сторону.</text:p>
      <text:p text:style-name="P55"><text:span text:style-name="T12">– </text:span>Нет проблем. Я могу тебя перенести.</text:p>
      <text:p text:style-name="P55">Я с сомнением посмотрел на пегаску. Дэш в холке была мне по пояс.</text:p>
      <text:p text:style-name="P55"><text:span text:style-name="T12">–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5">Мля.</text:p>
      <text:p text:style-name="P55"><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2">–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5"><text:span text:style-name="T12">– </text:span>Удостоверение личности предъявлять? <text:span text:style-name="T12">– </text:span>осведомился я.</text:p>
      <text:p text:style-name="P55"><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5">Дэш, ни слова не говоря, прислонила ухо к двери.</text:p>
      <text:p text:style-name="P55"><text:span text:style-name="T12">– </text:span>Будешь смеяться, но именно этим он и занят. Вызывает полицию по телефону. <text:span text:style-name="T12">– </text:span>сообщила пегаска.</text:p>
      <text:p text:style-name="P55"><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2">– </text:span>Сколько у нас времени?</text:p>
      <text:p text:style-name="P55">Дэш почесала в затылке.</text:p>
      <text:p text:style-name="P55"><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2">–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5">Снаружи послышался вой сирены и цокот множества копыт.</text:p>
      <text:p text:style-name="P55"><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2">– </text:span>Это твои двадцать минут? <text:span text:style-name="T12">– </text:span>возмутился я. <text:span text:style-name="T12">– </text:span>Да ещё и десяти не прошло!</text:p>
      <text:p text:style-name="P55">Дэш вымучено скривилась.</text:p>
      <text:p text:style-name="P55"><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5">Я разбил топором стеклянные дверцы прибора и вытащил рубины.</text:p>
      <text:p text:style-name="P55"><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2">– </text:span>Ну уж фигушки. Я тебя тут не оставлю.</text:p>
      <text:p text:style-name="P55"><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2">– Н</text:span>е тупи! <text:span text:style-name="T12">– </text:span>упрямо мотнула головой пегаска. <text:span text:style-name="T12">–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2">– </text:span>Быстро за мной! <text:span text:style-name="T12">–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2">– Ю-</text:span>хууу<text:span text:style-name="T12">!!!</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2">–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2">– </text:span>Макс, подвинься!</text:p>
      <text:p text:style-name="P55">Пегаска оттеснила меня крупом и повернулась к двери задом.</text:p>
      <text:p text:style-name="P55"><text:span text:style-name="T12">–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2">– </text:span>Ты чего на меня так уставился? <text:span text:style-name="T12">– </text:span>подозрительно спросила пегаска.</text:p>
      <text:p text:style-name="P55"><text:span text:style-name="T12">– </text:span>Да так… Не ожидал, что ты такая…</text:p>
      <text:p text:style-name="P55"><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2">– </text:span>Ты! Не! По! Нял! Те! Бе! Не! Льзя! Тут! Ос! Та! ВАТЬСЯ!!! <text:span text:style-name="T12">–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2">–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2">–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2">–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2">–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2">– </text:span>А это у нас кто? Гмм. Пегаска. Вот так раз! Рэйнбоу Дэш! Какими судьбами?</text:p>
      <text:p text:style-name="P55"><text:span text:style-name="T12">– </text:span>ТРИКСИ! <text:span text:style-name="T12">– <text:s/></text:span>фейсхуфнула Дэш. <text:span text:style-name="T12">– </text:span>Во имя Селестии, ЧТО ты тут делаешь?!!</text:p>
      <text:p text:style-name="P55"><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5"><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5"><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2">– </text:span>Ей ведь нельзя рассказывать, да?</text:p>
      <text:p text:style-name="P55"><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2">– </text:span>ОГО!</text:p>
      <text:p text:style-name="P55">Единорожка аж уселась на крыльцо от удивления.</text:p>
      <text:p text:style-name="P55"><text:span text:style-name="T12">–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2">– </text:span>Мы приняли решение не выдавать вас полиции в обмен на то, что вы расскажете нам о вашей секретной миссии!</text:p>
      <text:p text:style-name="P55"><text:span text:style-name="T12">– </text:span>Не пойдёт! <text:span text:style-name="T12">– </text:span>заявил я. <text:span text:style-name="T12">– </text:span>Я уже сказал, что это тайна. Мне добавить нечего.</text:p>
      <text:p text:style-name="P55"><text:span text:style-name="T12">– </text:span>Да неужели? <text:span text:style-name="T12">– </text:span>захлопала ресницами Трикси. <text:span text:style-name="T12">–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5"><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2">–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1">Исчезновение дневной главы диархии: Эквестрия в панике!</text:span>» (статья двухдневной давности).</text:p>
      <text:p text:style-name="P55">«<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5">«<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5"><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2">–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4. <text:span text:style-name="T1">Деградация</text:span></text:h>
      <text:p text:style-name="P45">&lt;<text:span text:style-name="T74">David Bowie - Lets Dance/ Ashes To Ashes</text:span></text:p>
      <text:p text:style-name="P45"><text:span text:style-name="T74">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5">37 пни</text:span></text:p>
      <text:p text:style-name="P72">24пн</text:p>
      <text:p text:style-name="P72">15</text:p>
      <text:p text:style-name="P55"><text:span text:style-name="T31">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1">Добро пожаловать в Груммингтон! Вам здесь рады!</text:span></text:p>
      <text:p text:style-name="P55"><text:span text:style-name="T31">Население города </text:span><text:span text:style-name="T75">302 пони</text:span><text:span text:style-name="T31">.</text:span></text:p>
      <text:p text:style-name="P55"><text:span text:style-name="T75">250 пони</text:span><text:span text:style-name="T31">.</text:span></text:p>
      <text:p text:style-name="P55"><text:span text:style-name="T75">125 поней</text:span><text:span text:style-name="T31">.</text:span></text:p>
      <text:p text:style-name="P55"><text:span text:style-name="T31">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2">&lt;</text:span><text:span text:style-name="T61">Metallica-Enter Sandman</text:span><text:span text:style-name="T12">&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0">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2">–</text:span> А какой у тебя там был образ жизни?</text:p>
      <text:p text:style-name="P55"><text:span text:style-name="T12">–</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2">–</text:span> Дискордовы яйца! Ты сидел в тюрьме? За что тебя посадили?</text:p>
      <text:p text:style-name="P55"><text:span text:style-name="T12">–</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7">Пегаска <text:span text:style-name="T12">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6">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6">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2">– </text:span>Выф-выф-вуф! <text:span text:style-name="T12">– </text:span>возразил я.</text:p>
      <text:p text:style-name="P57">Отпихнув от лица живот пегаски и выплюнув шерсть, я продолжил.</text:p>
      <text:p text:style-name="P57"><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2">– </text:span>Дэш, я знаю. Просто не могу о ней забыть.</text:p>
      <text:p text:style-name="P57">Пегаска тяжело поднялась.</text:p>
      <text:p text:style-name="P57"><text:span text:style-name="T12">– </text:span>Везёт же некоторым. <text:span text:style-name="T12">– </text:span>пробормотала она, раскрывая крылья для просушки.</text:p>
      <text:p text:style-name="P57">…</text:p>
      <text:p text:style-name="P57"><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0">Mothley Crue – Cickstart my heart</text:span>&gt;</text:p>
      <text:p text:style-name="P5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2">–</text:span> Про меня таки забыли. Отлично.</text:p>
      <text:p text:style-name="P57"><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7"><text:span text:style-name="T12">–</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2">– </text:span>Твайлайт, привет! Мы вернулись! <text:span text:style-name="T12">–</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2">– К</text:span>АКОГО ХУЯ?!! Твайлайт, ёб твою понимать, ты чё творишь? <text:span text:style-name="T12">– </text:span>я вцепился в ручку двери.</text:p>
      <text:p text:style-name="P57"><text:span text:style-name="T12">– </text:span>Твайли, ты чего? <text:span text:style-name="T12">– </text:span>брыкалась Дэш. <text:span text:style-name="T12">– </text:span>Немедленно опусти меня на пол!</text:p>
      <text:p text:style-name="P57"><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2">–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2">– </text:span>Твайлайт, не смей! <text:span text:style-name="T12">– </text:span>хриплым от ужаса голосом прошептал я.</text:p>
      <text:p text:style-name="P57"><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2">–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2">– О</text:span>у! <text:span text:style-name="T76">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7"><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2">– </text:span>А если попроще?</text:p>
      <text:p text:style-name="P57"><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7"><text:span text:style-name="T12">–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2">–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2">–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2">–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2">– </text:span>Никогда, слышишь, никогда больше не смей подымать меня...</text:p>
      <text:p text:style-name="P57"><text:span text:style-name="T12">– </text:span>Откуда я знала, что резонансное заклинание так среагирует на...</text:p>
      <text:p text:style-name="P57"><text:span text:style-name="T12">– М</text:span>акс? <text:span text:style-name="T12">– </text:span>пегаска заметила, что я открыл глаза. <text:span text:style-name="T12">– </text:span>Ты в порядке?</text:p>
      <text:p text:style-name="P57">Я издал нечто среднее между брачным рёвом лося и стоном умирающего слона.</text:p>
      <text:p text:style-name="P57"><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2">–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7"><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7"><text:span text:style-name="T12">– </text:span>Тебе-то на Понивилль точно махать! <text:span text:style-name="T12">– </text:span>огрызнулась фермерша. <text:span text:style-name="T12">– Т</text:span>вой дом, поди, не зацепит.</text:p>
      <text:p text:style-name="P57"><text:span text:style-name="T12">– </text:span>Что ты сказала? А ну, повтори? <text:span text:style-name="T12">– </text:span>взвилась пегаска.</text:p>
      <text:p text:style-name="P57"><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7"><text:span text:style-name="T12">– </text:span>Ась?</text:p>
      <text:p text:style-name="P57"><text:span text:style-name="T12">– </text:span>Что?</text:p>
      <text:p text:style-name="P57"><text:span text:style-name="T12">– </text:span>Какой? <text:span text:style-name="T12">– </text:span>разом <text:span text:style-name="T12">о</text:span>бернулась ко мне компания.</text:p>
      <text:p text:style-name="P57"><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7"><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7"><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2">– </text:span>Рэр, иногда лучше жевать, чем говорить. Вот честно!</text:p>
      <text:p text:style-name="P57"><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2">– </text:span>Они лежали в нагрудном кармане рубашки.</text:p>
      <text:p text:style-name="P57">Твайлайт отвлеклась от доски.</text:p>
      <text:p text:style-name="P57"><text:span text:style-name="T12">–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2">– </text:span>Вот, прибрался малёхо. Но с потолка сажу ещё не успел счистить, там стремянка нужна.</text:p>
      <text:p text:style-name="P57"><text:span text:style-name="T12">– </text:span>Спайки-Вайки, не выкидывай одежду, пожалуйста. В ней должны быть рубины.</text:p>
      <text:p text:style-name="P57"><text:span text:style-name="T12">– </text:span>Какие ещё рубины? <text:span text:style-name="T12">– </text:span>переспросил Спайк и зажевал быстрее.</text:p>
      <text:p text:style-name="P57"><text:span text:style-name="T12">–</text:span> Резонаторные! <text:span text:style-name="T12">–</text:span> холодея, ответил я. <text:span text:style-name="T12">– </text:span>В кармане рубашки должны лежать четыре кристалла.</text:p>
      <text:p text:style-name="P57"><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7">…</text:p>
      <text:p text:style-name="P57"/>
      <text:p text:style-name="P57"><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2">– </text:span>Макс. Ты сейчас правильный, или нет?</text:p>
      <text:p text:style-name="P57"><text:span text:style-name="T12">– </text:span>Макс, ты как? Тебе уже лучше? <text:span text:style-name="T12">– </text:span>в прямоугольнике появилась голова Рэйнбоу Дэш.</text:p>
      <text:p text:style-name="P57"><text:span text:style-name="T12">– </text:span>Фигурально выражаясь, ты в себе? <text:span text:style-name="T12">– </text:span>вклинилась между ними Твайлайт Спаркл.</text:p>
      <text:p text:style-name="P57"><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2">– </text:span>Отпустите. Я уже правильный. <text:span text:style-name="T12">–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7"><text:span text:style-name="T12">– </text:span>Спайк!!! Немедленно... <text:s/>сбегай в лавку к Кейкам за выпечкой! Нам всем нужно успокоиться.</text:p>
      <text:p text:style-name="P57"><text:span text:style-name="T12">–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7"><text:span text:style-name="T12">– </text:span>Не беспокойся, всё просчитано. Я уверена, я подчёркиваю, абсолютно уверена в безопасности эксперимента!</text:p>
      <text:p text:style-name="P57"><text:span text:style-name="T12">– </text:span>Ой, чего-то мне нехорошо становится, когда ты так говоришь...</text:p>
      <text:p text:style-name="P57"><text:span text:style-name="T12">–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0">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text:span><text:span text:style-name="T10">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2">– </text:span>А-а-а, ты всё-таки пришёл… <text:span text:style-name="T12">–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2">–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2">–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2">– </text:span>Сожалеем, что не можем убить тебя.</text:p>
      <text:p text:style-name="P57">Обернувшись я встречаюсь с рогом аликорницы, нацеленным мне в грудь.</text:p>
      <text:p text:style-name="P57"><text:span text:style-name="T12">–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2">–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2">–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2">– </text:span>Кимеринн погиб, чтобы ты жил.</text:p>
      <text:p text:style-name="P57">Шаг назад.</text:p>
      <text:p text:style-name="P57"><text:span text:style-name="T12">– </text:span>Сел осталась без магии и развоплотилась из-за тебя.</text:p>
      <text:p text:style-name="P57">Шаг назад.</text:p>
      <text:p text:style-name="P57"><text:span text:style-name="T12">–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2">– </text:span>Как тебя зовут, малышка? Я постараюсь найти тебя. Может быть, ещё не поздно.</text:p>
      <text:p text:style-name="P57">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2">– </text:span>Ну что? Увидел что-нибудь, сахарок?</text:p>
      <text:p text:style-name="P57">Пони уставились на меня с надеждой.</text:p>
      <text:p text:style-name="P57"><text:span text:style-name="T12">– </text:span>Да.</text:p>
      <text:p text:style-name="P57">Откровение давило на психику как тонна кирпичей. Я не знал, что им сказать. Я не мог.</text:p>
      <text:p text:style-name="P57"><text:span text:style-name="T12">– П</text:span>ревосходно!</text:p>
      <text:p text:style-name="P57"><text:span text:style-name="T12">– </text:span>Это просто супер-дупер-здоровски-потрясно!</text:p>
      <text:p text:style-name="P57"><text:span text:style-name="T12">– </text:span>Йей!</text:p>
      <text:p text:style-name="P57"><text:span text:style-name="T12">– </text:span>Ю-ху!</text:p>
      <text:p text:style-name="P57"><text:span text:style-name="T12">– О</text:span>фигенно! Мы победили! Макс, ты молодец!</text:p>
      <text:p text:style-name="P57"><text:span text:style-name="T12">– </text:span>Замечательно! Секундочку, я приготовлю дневник…</text:p>
      <text:p text:style-name="P57">Восторг пони постепенно сменился ожиданием. Я молчал.</text:p>
      <text:p text:style-name="P57"><text:span text:style-name="T12">– </text:span>Э-м-м? И что же ты увидел? <text:span text:style-name="T12">– </text:span>не выдержала Твайлайт.</text:p>
      <text:p text:style-name="P57"><text:span text:style-name="T12">– </text:span>Я… не могу сказать.</text:p>
      <text:p text:style-name="P57">Ожидание сменилось недоумением. Рэйнбоу Дэш насмешливо скривила губы.</text:p>
      <text:p text:style-name="P57"><text:span text:style-name="T12">– </text:span>Да ладно! Кончай прикалываться, мы же ждём! Шутка зачлась!</text:p>
      <text:p text:style-name="P57"><text:span text:style-name="T12">– </text:span>Не могу!!!</text:p>
      <text:p text:style-name="P57"/>
      <text:p text:style-name="P57">…</text:p>
      <text:p text:style-name="P57"/>
      <text:p text:style-name="P57">Молчание прервала Эпплджек.</text:p>
      <text:p text:style-name="P57"><text:span text:style-name="T12">– </text:span>Сахарок, с тобой всё в порядке?</text:p>
      <text:p text:style-name="P57">Дэш подошла ко мне вплотную, обняла мою голову и прижалась нос к носу.</text:p>
      <text:p text:style-name="P57"><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7">Я высвободился из объятий пегаски.</text:p>
      <text:p text:style-name="P57"><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2">– </text:span>Конски яблоки! Вот это поворот! А мне так хотелось узнать, что за нечисть тут орудует!</text:p>
      <text:p text:style-name="P57"><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2">– </text:span>Рэр, отвали!</text:p>
      <text:p text:style-name="P57"><text:span text:style-name="T12">– </text:span>Оу, какие страсти! Ладно-ладно, не сердись, дорогая, не мешаю!</text:p>
      <text:p text:style-name="P57"><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2">– </text:span>Стойте!</text:p>
      <text:p text:style-name="P57">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7"><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7">…</text:p>
      <text:p text:style-name="P57">«<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7">…</text:p>
      <text:p text:style-name="P57"><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7">Пегаска сжала голову копытами.</text:p>
      <text:p text:style-name="P57"><text:span text:style-name="T12">–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7"><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7"><text:span text:style-name="T12">– </text:span>Бедный котик. <text:span text:style-name="T12">– </text:span>прошептала Флаттершай.</text:p>
      <text:p text:style-name="P57">Я насторожился, услышав знакомое заклинание.</text:p>
      <text:p text:style-name="P57"><text:span text:style-name="T12">– </text:span>Стой! Откуда тебе известно про заклинание Стирания?</text:p>
      <text:p text:style-name="P57"><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7"><text:span text:style-name="T12">– </text:span>Гм. Ну ладно, продолжай.</text:p>
      <text:p text:style-name="P57"><text:span text:style-name="T12">– </text:span>Так вот, по условию эксперимента известно, что вероятность того, что кто-то откроет ящик, ненулевая.</text:p>
      <text:p text:style-name="P57"><text:span text:style-name="T12">– </text:span>И что это означает, дорогая? <text:span text:style-name="T12">– </text:span>спросила Рэрити.</text:p>
      <text:p text:style-name="P57"><text:soft-page-break/><text:span text:style-name="T12">– </text:span>Это значит, что кто-нибудь когда-нибудь обязательно откроет его.</text:p>
      <text:p text:style-name="P57"><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7"><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2">–</text:span> То есть, ты хочешь сказать, что мы все — навроде этого кота, а Макс боится открыть ящик? Чтоб мы не исчезли окончательно?</text:p>
      <text:p text:style-name="P57"><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2">– </text:span>Лягать! <text:span text:style-name="T12">– </text:span>выругалась Дэш. <text:span text:style-name="T12">– </text:span>Значит, наши усилия по доставке резонаторов пошли лесом.</text:p>
      <text:p text:style-name="P57"><text:span text:style-name="T12">–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2">– </text:span>Тихо! Спайк, будь добр, сбегай к Кейкам за выпечкой. Нам надо успокоиться. Макс, хоть про Селестию ты нам можешь рассказать?</text:p>
      <text:p text:style-name="P57"><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7"><text:span text:style-name="T12">– А </text:span>как ты узнал… <text:span text:style-name="T12">– </text:span>начала было единорожка, но её перебил напряжённый голос Спайка.</text:p>
      <text:p text:style-name="P57"><text:span text:style-name="T12">– </text:span>Твай! <text:span text:style-name="T12">– </text:span>дракончик стоял в дверях спиной к нам. <text:span text:style-name="T12">–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2">–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7">Мы с пегаской застыли в синем левитационном поле и поплыли к Луне.</text:p>
      <text:p text:style-name="P57"><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2">–</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7">В голосе лавандовой единорожки звучал металл. Мы опять полетели к Твайлайт.</text:p>
      <text:p text:style-name="P57"><text:span text:style-name="T12">–</text:span> ДОВОЛЬНО! НАМ НАДОЕЛА ЭТА НЕПОКОРНОСТЬ! ПОЗНАЙ ГНЕВ ПРИНЦЕССЫ НОЧИ!!!</text:p>
      <text:p text:style-name="P57"><text:span text:style-name="T12">–</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7"><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7"><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7"><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2">– О</text:span>хренеть! <text:span text:style-name="T12">– </text:span>чертыхнулся Спайк. <text:span text:style-name="T12">– </text:span><text:s/>Твай, она создаёт сферу стихий!</text:p>
      <text:p text:style-name="P57"><text:span text:style-name="T12">– </text:span>Вижу! <text:span text:style-name="T12">– </text:span>донёсся голос единорожки из-под потолка. <text:span text:style-name="T12">–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2">– </text:span>Погоди. У меня есть вариант получше.</text:p>
      <text:p text:style-name="P57">Я вылез из-под шкафа и попрыгал на одной ноге в центр зала.</text:p>
      <text:p text:style-name="P57"><text:span text:style-name="T12">– </text:span>Стойте! Прекратите! Да остановитесь же!!!</text:p>
      <text:p text:style-name="P57">Аликорница и шестёрка уставились на меня.</text:p>
      <text:p text:style-name="P57"><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7"><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2">– </text:span>Как ты её назвал? <text:span text:style-name="T12">– </text:span>отвалилась челюсть у аликорницы.</text:p>
      <text:p text:style-name="P57"><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7"><text:span text:style-name="T12">– </text:span>Что? <text:span text:style-name="T12">–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2">–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2">– </text:span>Что тут случилось? Почему все висят в воздухе? И всё вот это?</text:p>
      <text:p text:style-name="P57">Голос Спайка откуда-то из подвала ответил:</text:p>
      <text:p text:style-name="P57"><text:span text:style-name="T12">– </text:span>Потому что Твайлайт остановила время. В радиусе девяти метров, как мне кажется. Или десяти.</text:p>
      <text:p text:style-name="P57"><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2">–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2">–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2">– </text:span>Эмм, я вам подхожу?</text:p>
      <text:p text:style-name="P57"><text:span text:style-name="T12">– </text:span>КТО ТЫ?</text:p>
      <text:p text:style-name="P57"><text:span text:style-name="T12">– </text:span>Эмм, Лира Хартстрингс, единорог. Я не то, чтобы маг, моя специализация — музыка…</text:p>
      <text:p text:style-name="P57"><text:span text:style-name="T12">– </text:span>ГОДИТСЯ! ТЫ ВИДИШЬ ТОЧКУ СИНГУЛЯРНОСТИ?</text:p>
      <text:p text:style-name="P57"><text:span text:style-name="T12">– </text:span>Эмм?</text:p>
      <text:p text:style-name="P57">Голос Спайка пояснил:</text:p>
      <text:p text:style-name="P57"><text:span text:style-name="T12">– </text:span>Вон та яркая искорка над лестницей, у которой вся картинка искривляется.</text:p>
      <text:p text:style-name="P57"><text:span text:style-name="T12">– </text:span>Да! Вижу.</text:p>
      <text:p text:style-name="P57"><text:span text:style-name="T12">– </text:span>ТЕПЕРЬ ЛЕВИТИРУЙ ПРИМАТА В ТОЧКУ СИНГУЛЯРНОСТИ.</text:p>
      <text:p text:style-name="P57"><text:span text:style-name="T12">– </text:span>Чего?!! <text:span text:style-name="T12">– </text:span>возопило моё малое сознание.</text:p>
      <text:p text:style-name="P57"><text:span text:style-name="T12">– </text:span>Эмм… Зачем?</text:p>
      <text:p text:style-name="P57"><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7"><text:span text:style-name="T12">– </text:span>Вы даёте слово, что человеку не будет причинён вред? <text:span text:style-name="T12">– </text:span>голос Лиры обрёл непривычную твёрдость.</text:p>
      <text:p text:style-name="P57"><text:span text:style-name="T12">– </text:span>КАК ТЫ СМЕЕШЬ СОМНЕВАТЬСЯ В НАС, СВОЕЙ ПРИНЦЕССЕ?</text:p>
      <text:p text:style-name="P57"><text:span text:style-name="T12">– Я </text:span>не сомневаюсь в вас, Ваше Высочество… Потому и требую слова!</text:p>
      <text:p text:style-name="P57"><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2">– </text:span>Ну, блядь, спасибо! <text:span text:style-name="T12">– </text:span>подумал я.</text:p>
      <text:p text:style-name="P57"><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2">–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2">– </text:span>Давай по-порядку. <text:span text:style-name="T12">– о</text:span>становила меня Луна. <text:span text:style-name="T12">–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2">– </text:span>Теперь ты понимаешь, почему Мы виним тебя в развоплощении сестры?</text:p>
      <text:p text:style-name="P57"><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7">Луна пристально взглянула на меня и понимающе склонила голову.</text:p>
      <text:p text:style-name="P57"><text:span text:style-name="T12">– </text:span>Мы знаем, иногда так бывает. Продолжай.</text:p>
      <text:p text:style-name="P57"><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2">– </text:span>Да, помним.</text:p>
      <text:p text:style-name="P57"><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7">Луна сморщила нос при этих словах, но всё же кивнула.</text:p>
      <text:p text:style-name="P57"><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2">– </text:span>Я приглашу их. Они не откажутся.</text:p>
      <text:p text:style-name="P57"><text:span text:style-name="T12">– </text:span>Что ж, ещё одной проблемой меньше. Теперь нужно решить, как найти Сел. Кто-то должен отправиться за ней.</text:p>
      <text:p text:style-name="P57"><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7"><text:span text:style-name="T12">– </text:span>А если…</text:p>
      <text:p text:style-name="P57"><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7"><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2">– </text:span>Почему же ты не смогла найти меня с его помощью?</text:p>
      <text:p text:style-name="P57">Аликорница смутилась.</text:p>
      <text:p text:style-name="P57"><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7"><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7"><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7"><text:span text:style-name="T12">– </text:span>А также совместить приятное с полезным. <text:span text:style-name="T12">– </text:span>не удержался я.</text:p>
      <text:p text:style-name="P52">Луна бросила на меня тяжёлый взгляд.</text:p>
      <text:p text:style-name="P55"><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7">–</text:span> Тогда зачем она..?</text:p>
      <text:p text:style-name="P52"><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8">–</text:span> А другие? Они тоже… давали мне потому, что считали меня последним шансом?</text:p>
      <text:p text:style-name="P55">У аликорницы отвалилась челюсть.</text:p>
      <text:p text:style-name="P55"><text:span text:style-name="T18">–</text:span> Другие? Кто ещё?<text:span text:style-name="T12"> </text:span>С кем ещё у тебя были… отношения?</text:p>
      <text:p text:style-name="P52"><text:span text:style-name="T17">–</text:span> С Рэйнбоу Дэш <text:span text:style-name="T17">–</text:span> ответил я несчастным голосом. <text:span text:style-name="T17">–</text:span> И, может быть, с Пинки.</text:p>
      <text:p text:style-name="P52"><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2">– </text:span>Спасибо, Дэш. Ты настоящий друг.</text:p>
      <text:p text:style-name="P57"><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2">– </text:span>Макс, ты тут? <text:span text:style-name="T12">–</text:span>Дэш просунула нос в дверь, не дожидаясь отклика. <text:span text:style-name="T12">– </text:span>Ага, вот ты где! Я с тобой!</text:p>
      <text:p text:style-name="P57">Она швырнула перемётные сумки мне на постель и пошла к выходу.</text:p>
      <text:p text:style-name="P57"><text:soft-page-break/><text:span text:style-name="T12">– </text:span>Ну, чего застрял? Пошли скорее, а то на хавчик опоздаем! <text:span text:style-name="T12">–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2">– </text:span>Располагайтесь. <text:span text:style-name="T12">–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7"><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7"><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2">–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2">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 <text:s/>Чтобы легче было дышать, я оттянул галстук от горла.</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0"><text:span text:style-name="T12">–</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2">~~~ </text:span>Человек Макс <text:span text:style-name="T12">~~~</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1">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7">~~~~~</text:p>
      <text:p text:style-name="P20">&lt;<text:span text:style-name="T26">Макс и ко появляются на Терре со сдвигом по времени (как и Кимеринн)?</text:span>&gt;</text:p>
      <text:p text:style-name="P94"><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49" text:outline-level="3">Воскресение</text:h>
      <text:p text:style-name="P52">&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49"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1"><text:s/>– Ты его слишком… эмм, упрощаешь. – продолжала Флаттершай. – Вот, взгляни сюда.</text:p>
      <text:p text:style-name="P101">Флаттершай повернула ко мне экран. Мультяшный Дискорд с заплаканными глазами стоял на ледовом катке перед брошенными коньками.</text:p>
      <text:p text:style-name="P101"><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3">– А ты в курсе, что твой Дискорд многократно сжигал Селестию живьём? – выпалил я.</text:p>
      <text:p text:style-name="P113">–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1"><text:span text:style-name="T12">– Это всего лишь твои домыслы. С тем же успехом я могу объяснить это тем, что он </text:span>— злой придурок!</text:p>
      <text:p text:style-name="P113">– Это не мои…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1"><text:soft-page-break/>Флаттершай слабо улыбнулась.</text:p>
      <text:p text:style-name="P113">–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5">– Что ты решил, Анон?</text:p>
      <text:p text:style-name="P95">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2">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44"/>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Я задержался, запирая дверь. Девушки разбрелись по квартире.</text:p>
      <text:p text:style-name="P103"><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3">– Не нравится мне тут. Чуйка нехорошая…</text:p>
      <text:p text:style-name="P100"><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3">– Привет, Сел.</text:p>
      <text:p text:style-name="P142">Аликорница всполошилась и спрятала <text:span text:style-name="T1">пирожное</text:span> за спину.</text:p>
      <text:p text:style-name="P113"><text:soft-page-break/>–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3"/>
      <text:h text:style-name="P146" text:outline-level="2">24. Отбытие</text:h>
      <text:p text:style-name="P117">&lt;Mission Impossible theme ?&gt;</text:p>
      <text:p text:style-name="P101"><text:span text:style-name="T12">– </text:span>Оп-па! – пробормотала Эпплджек. – Нежданчик!</text:p>
      <text:p text:style-name="P101">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1">Дискорд обернулся на голос и в этот момент я швырнул в него кружкой и бросился к нему через комнату с занесеным над головой стулом.</text:p>
      <text:p text:style-name="P101">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лапе и покрутил пальцем у виска.</text:p>
      <text:p text:style-name="P101">– Потому что ты напал на него. – пожала плечами Эпплджек. – Я и подумала — тебе виднее. И подсобила маленько.</text:p>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0"><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text:span>Говори.</text:p>
      <text:p text:style-name="P120">Дискорд немного успокоился.</text:p>
      <text:p text:style-name="P120"><text:soft-page-break/><text:s/><text:span text:style-name="T12">–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5">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20"><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0">Я задрал голову.</text:p>
      <text:p text:style-name="P120"><text:soft-page-break/>О! Так уже легче! Надо мной всего лишь два этажа. Десять метров верёвки. Если не смотреть вниз, то…</text:p>
      <text:p text:style-name="P120">Я вытер ладони о штаны, ухватил канат и сделал шаг вперёд… </text:p>
      <text:p text:style-name="P120">…</text:p>
      <text:p text:style-name="P120">Святые яйца, я действительно ЭТО сделал!</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полным отсутствием у неё опыта лазания по канатам.</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text:p>
      <text:p text:style-name="P120">БУДЕМ ЖИВЫ — СТАНУ АЛЬПИНИСТО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на дольше у меня не хватит магии…</text:p>
      <text:p text:style-name="P120"/>
      <text:p text:style-name="P120">Мы летели навстречу закату.</text:p>
      <text:p text:style-name="P120"><text:soft-page-break/></text:p>
      <text:p text:style-name="P120">…</text:p>
      <text:p text:style-name="P120"/>
      <text:p text:style-name="P120">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закрыла глаза и отвернулась.</text:p>
      <text:p text:style-name="P120">– ВНИМАНИЕ!!! – заорал Дискорд, сложил крылья и влетел в коридор.</text:p>
      <text:p text:style-name="P120"/>
      <text:p text:style-name="P121">***</text:p>
      <text:p text:style-name="P121"/>
      <text:p text:style-name="P120">Бля!!!</text:p>
      <text:h text:style-name="Heading_20_2" text:outline-level="2"/>
      <text:h text:style-name="Heading_20_2" text:outline-level="2">25. Разговор за столиком в тишине</text:h>
      <text:p text:style-name="First_20_line_20_indent"><text:span text:style-name="T12">&lt;</text:span><text:span text:style-name="T61">Queen – Flash</text:span><text:span text:style-name="T12">&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2">– Т</text:span>ы что за хрен вообще? <text:span text:style-name="T12">– наконец сподобился я на членораздельную речь.</text:span></text:p>
      <text:p text:style-name="P52">Зверь смутился.</text:p>
      <text:p text:style-name="P52"><text:span text:style-name="T12">– Гм</text:span>. Анакорн. Демиург. Я тут живу.</text:p>
      <text:p text:style-name="P42">– А сидишь на чём? – вид сидящего на пустоте существа сбивал с толку.</text:p>
      <text:p text:style-name="P52">Демиург что-то прикинул и кивнул сам себе.</text:p>
      <text:p text:style-name="P42">– Гм. Ок.</text:p>
      <text:p text:style-name="P52"><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2">– Так лучше?</text:p>
      <text:p text:style-name="P42">– Вполне.</text:p>
      <text:p text:style-name="P42">Кажется, за последние пару месяцев я разучился удивляться.</text:p>
      <text:p text:style-name="P52"><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2"/>
      <text:p text:style-name="P62"><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42">– Мы спасали Сел. Она оказалась в мире людей. – я вздохнул. – А я отбился от группы.</text:p>
      <text:p text:style-name="P42">– Кого-кого спасали? – удивился Анакорн.</text:p>
      <text:p text:style-name="P42">– Сел. Принцессу Селестию.</text:p>
      <text:p text:style-name="P45">– Продолжай! – с интересом воскликнул Анакорн. – Как бессмертная оказалась в твоём мире, человек?</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5">– Ты сам-то веришь в эту ерунду? – перебил меня Анакорн. – Брось молоть чушь, ты не умешь врать!</text:p>
      <text:p text:style-name="P45"/>
      <text:p text:style-name="P49">Бля! Вот так всегда!</text:p>
      <text:p text:style-name="P45">Я вздохнул.</text:p>
      <text:p text:style-name="P45"/>
      <text:p text:style-name="P55"><text:span text:style-name="T12">– Если я расскажу тебе н</text:span>астоящую<text:span text:style-name="T12"> причину </text:span>— ты исчезнешь! <text:span text:style-name="T12">– угрюмо заявил я.</text:span></text:p>
      <text:p text:style-name="P42">Морда Анакорна осветилась радостным озарением.</text:p>
      <text:p text:style-name="P42"/>
      <text:p text:style-name="P55"><text:span text:style-name="T12">–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5"/>
      <text:p text:style-name="P45">Увидев, что я скорчился в кресле, заткнув уши, Анакорн немного успокоился и приглушил голос.</text:p>
      <text:p text:style-name="P55"><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2"/>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
      <text:p text:style-name="P55"><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
      <text:p text:style-name="P55"><text:soft-page-break/>Я перевёл дух. Анакорн слушал меня и печально кивал. Но не исчезал. </text:p>
      <text:p text:style-name="P45">–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5"><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5"/>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8">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8"/>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5"/>
      <text:p text:style-name="P101">Я запротестовал.</text:p>
      <text:p text:style-name="P104">– В Эквестрии не двигают солнце! Аликорны лишь корректируют орбиту Эквуса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1">Анакорн отпил из стакана и продолжил.</text:p>
      <text:p text:style-name="P104"><text:soft-page-break/></text:p>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1"/>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4"/>
      <text:p text:style-name="P101">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4"/>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33">.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50">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1"><text:soft-page-break/>–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1">Я вспомнил события последнего времени<text:span text:style-name="T12">.</text:span></text:p>
      <text:p text:style-name="P101">–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1">Анакорн с такой силой сжал магическим захватом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1"><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8">–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1"><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text:span><text:span text:style-name="T33">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мне больше заняться нечем, как лепить пони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значительно снизился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8">Я опять задумался. В голове было пусто.</text:p>
      <text:p text:style-name="P108">– Почему бы не оставить самую главную? Ту, что описана в мультике?</text:p>
      <text:p text:style-name="P108">–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9"/>
      <text:p text:style-name="P108">Анакорн аж подпрыгнул на месте от восторга и стал мне аплодировать.</text:p>
      <text:p text:style-name="P108"/>
      <text:p text:style-name="P108"><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09">Я подозрительно посмотрел на Анакорна.</text:p>
      <text:p text:style-name="P108"><text:span text:style-name="T18">– </text:span><text:span text:style-name="T54">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2">– </text:span>Эээ… Тут я тебе точно не помощник. Никогда не писал ничего сложнее технической документации к программам.</text:p>
      <text:p text:style-name="P108"><text:span text:style-name="T12">– </text:span>Пиши, как есть. <text:span text:style-name="T12">– </text:span>развёл копытами Анакорн. <text:span text:style-name="T12">– </text:span>Авось сгодится. Я писать точно не буду <text:span text:style-name="T64">— ты меня с кьютимарками уже пригрузил на ближайшие тысячи лет.</text:span></text:p>
      <text:p text:style-name="P108">…</text:p>
      <text:p text:style-name="P108">Факн щит<text:note text:id="ftn14" text:note-class="footnote"><text:note-citation>14</text:note-citation><text:note-body><text:p text:style-name="P138">Fucking shit —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1">–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8"/>
      <text:p text:style-name="P108"><text:soft-page-break/>–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02">***</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text:soft-page-break/>Аликорница нерешительно стояла передо мной в ореоле гривы. Потом она сделала шаг навстречу.</text:p>
      <text:p text:style-name="P109">–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09">Я устало рассмеялся.</text:p>
      <text:p text:style-name="P109">– Сел, я завязал с конеёбством. Извини.</text:p>
      <text:p text:style-name="P109">– В другое время, в другом месте, Анон! В другое время, в другом месте!</text:p>
      <text:p text:style-name="P109"/>
      <text:p text:style-name="P110">***</text:p>
      <text:p text:style-name="P112"/>
      <text:p text:style-name="P45"><text:span text:style-name="T2">–</text:span><text:span text:style-name="T1"> Прости, что хотела убить тебя. Я ослабела и Найтмэр на время одержала верх.</text:span></text:p>
      <text:p text:style-name="P55">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text:p>
      <text:p text:style-name="P105">–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1"/>
      <text:p text:style-name="P114">***</text:p>
      <text:p text:style-name="P113"/>
      <text:p text:style-name="P105">– Думал от меня в другой реальности спрятаться?!</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1"/>
      <text:p text:style-name="P106">***</text:p>
      <text:p text:style-name="P101"/>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А ты как?</text:p>
      <text:p text:style-name="P100"><text:span text:style-name="T37">– Я в порядке. Вот, возвращаюсь </text:span>в свой мир. Ну, не совсем <text:span text:style-name="T1">в свой</text:span>. Почти.</text:p>
      <text:p text:style-name="P100"><text:span text:style-name="T1">–</text:span> Навсегда?</text:p>
      <text:p text:style-name="P100"><text:soft-page-break/><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0"><text:span text:style-name="T1">–</text:span> И тебя, и Твайлайт, и <text:span text:style-name="T1">Пинки</text:span>, и Селестию,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0">Я опустил руку на шею Дэш и ощутил теплоту и лёгкое покалывание в пустоте.</text:p>
      <text:p text:style-name="P100"><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0"><text:span text:style-name="T1">–</text:span> И лучше рано, чем поздно! Я не люблю ждать!</text:p>
      <text:p text:style-name="P100"><text:span text:style-name="T1">–</text:span> Да, Дэш. <text:span text:style-name="T1">–</text:span> её образ начал таять. <text:span text:style-name="T1">–</text:span> Да, я помню.</text:p>
      <text:p text:style-name="P100">Я всё ещё помню…</text:p>
      <text:p text:style-name="P57"/>
      <text:h text:style-name="Heading_20_2" text:outline-level="2">Эпилог. Земля</text:h>
      <text:p text:style-name="P115">&lt;<text:span text:style-name="T60">Daft Punk – Get Lucky</text:span>&gt;</text:p>
      <text:p text:style-name="P119">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9"><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8">Хоть абзац напишу! Уже хоть какой-то крохотный шажок, с которого можно будет начать. Как там у Лао-Цзы? Дорога в тысячу ли начинается-бла-бла-бля!</text:p>
      <text:p text:style-name="P118">Попытка притронуться щёткой к зубу вызвала ноющую боль. </text:p>
      <text:p text:style-name="P11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1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8">Назову-ка я фантазию «Последний фанфик»…</text:p>
      <text:p text:style-name="P118"/>
      <text:p text:style-name="P1"><text:span text:style-name="T37">&lt;</text:span><text:span text:style-name="T27">И вообще, обзаведусь в конце-концов рогом и наставлю Селестиии рогов!»</text:span><text:span text:style-name="T37">&gt;</text:span></text:p>
      <text:p text:style-name="P45">&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10T00:41:25.76</dc:date>
    <meta:editing-duration>P125DT37M52S</meta:editing-duration>
    <meta:editing-cycles>7577</meta:editing-cycles>
    <meta:generator>OpenOffice/4.1.1$Win32 OpenOffice.org_project/411m6$Build-9775</meta:generator>
    <dc:creator>макс </dc:creator>
    <meta:document-statistic meta:table-count="0" meta:image-count="0" meta:object-count="0" meta:page-count="193" meta:paragraph-count="4155" meta:word-count="88610" meta:character-count="562905"/>
  </office:meta>
</office:document-meta>
</file>